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71e4dc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5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5da38" officeooo:paragraph-rsid="0085da38" style:font-size-asian="10pt" style:font-size-complex="10pt"/>
    </style:style>
    <style:style style:name="P33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9" style:family="paragraph" style:parent-style-name="Table_20_Contents">
      <style:text-properties officeooo:paragraph-rsid="0072bb18"/>
    </style:style>
    <style:style style:name="P40" style:family="paragraph" style:parent-style-name="Table_20_Contents">
      <style:text-properties officeooo:paragraph-rsid="006fe9cd"/>
    </style:style>
    <style:style style:name="P41" style:family="paragraph" style:parent-style-name="Table_20_Contents">
      <style:text-properties officeooo:paragraph-rsid="003e6909"/>
    </style:style>
    <style:style style:name="P42" style:family="paragraph" style:parent-style-name="Table_20_Contents">
      <style:text-properties officeooo:paragraph-rsid="004b9554"/>
    </style:style>
    <style:style style:name="P43" style:family="paragraph" style:parent-style-name="Frame_20_contents">
      <style:text-properties officeooo:rsid="006c4fd6" officeooo:paragraph-rsid="006c4fd6"/>
    </style:style>
    <style:style style:name="P44" style:family="paragraph" style:parent-style-name="Header">
      <style:text-properties style:font-name="Metropolis" fo:font-size="2pt" officeooo:paragraph-rsid="00893d53" style:font-size-asian="1.75pt" style:font-size-complex="2pt"/>
    </style:style>
    <style:style style:name="P45" style:family="paragraph" style:parent-style-name="Standard">
      <style:text-properties officeooo:paragraph-rsid="00893d53"/>
    </style:style>
    <style:style style:name="P46" style:family="paragraph" style:parent-style-name="Table_20_Contents">
      <style:text-properties style:font-name="Muli" fo:font-size="12pt" fo:font-weight="normal" officeooo:paragraph-rsid="00893d53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Muli" fo:font-size="12pt" officeooo:rsid="000a0675" officeooo:paragraph-rsid="00893d53" style:font-size-asian="12pt" style:font-size-complex="12pt"/>
    </style:style>
    <style:style style:name="P48" style:family="paragraph" style:parent-style-name="Table_20_Contents">
      <style:text-properties style:font-name="Muli" fo:font-size="12pt" officeooo:paragraph-rsid="00893d5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style:font-name="Muli" fo:font-size="8pt" officeooo:rsid="0072bb18" style:font-size-asian="8pt" style:font-size-complex="8pt"/>
    </style:style>
    <style:style style:name="T5" style:family="text">
      <style:text-properties style:font-name="Muli" fo:font-size="8pt" officeooo:rsid="0086fbf0" style:font-size-asian="8pt" style:font-size-complex="8pt"/>
    </style:style>
    <style:style style:name="T6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7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8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9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3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0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1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2" style:family="text">
      <style:text-properties style:font-name="Muli" fo:font-size="10pt" officeooo:rsid="0086fbf0" style:font-size-asian="10pt" style:font-size-complex="10pt"/>
    </style:style>
    <style:style style:name="T23" style:family="text">
      <style:text-properties style:font-name="Muli" fo:font-size="10pt" officeooo:rsid="004b9554" style:font-size-asian="10pt" style:font-size-complex="10pt"/>
    </style:style>
    <style:style style:name="T24" style:family="text">
      <style:text-properties officeooo:rsid="00808767"/>
    </style:style>
    <style:style style:name="T25" style:family="text">
      <style:text-properties officeooo:rsid="0046a437"/>
    </style:style>
    <style:style style:name="T26" style:family="text">
      <style:text-properties officeooo:rsid="004ca516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officeooo:rsid="0050da03" style:font-name-asian="Droid Sans Fallback" style:font-name-complex="FreeSans"/>
    </style:style>
    <style:style style:name="T29" style:family="text">
      <style:text-properties officeooo:rsid="005363cb" style:font-name-asian="Droid Sans Fallback" style:font-name-complex="FreeSans"/>
    </style:style>
    <style:style style:name="T30" style:family="text">
      <style:text-properties officeooo:rsid="00794014" style:font-name-asian="Droid Sans Fallback" style:font-name-complex="FreeSans"/>
    </style:style>
    <style:style style:name="T31" style:family="text">
      <style:text-properties style:font-name-asian="Metropolis1" style:font-name-complex="Metropolis1"/>
    </style:style>
    <style:style style:name="T32" style:family="text">
      <style:text-properties style:text-underline-style="none" style:font-name-asian="Droid Sans Fallback" style:font-name-complex="FreeSans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846e68" style:font-weight-asian="normal" style:font-weight-complex="normal"/>
    </style:style>
    <style:style style:name="T36" style:family="text">
      <style:text-properties fo:font-weight="normal" officeooo:rsid="00704455" style:font-weight-asian="normal" style:font-weight-complex="normal"/>
    </style:style>
    <style:style style:name="T37" style:family="text">
      <style:text-properties fo:font-weight="normal" officeooo:rsid="001cf0e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TANDA TERIMA </text:span><text:span text:style-name="T7">PEMBAYARAN</text:span></text:p>
      <text:p text:style-name="P37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25813456">
          <table:table-cell table:style-name="Table3.A1" office:value-type="string">
            <text:p text:style-name="P40"><text:span text:style-name="T8">Tanggal </text:span><text:span text:style-name="T9">Penerimaan</text:span></text:p>
            <text:p text:style-name="P40"><text:span text:style-name="T12">Receipt</text:span><text:span text:style-name="T13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3916259687360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2">Tunai</text:p>
          </table:table-cell>
        </table:table-row>
        <table:table-row table:style-name="TableLine93916259723520">
          <table:table-cell table:style-name="Table3.A1" office:value-type="string">
            <text:p text:style-name="P41"><text:span text:style-name="T10">Sudah </text:span><text:span text:style-name="T11">dibayarkan </text:span><text:span text:style-name="T9">dari</text:span></text:p>
            <text:p text:style-name="P41"><text:span text:style-name="T14">Paid</text:span><text:span text:style-name="T15"> </text:span><text:span text:style-name="T12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3916259718896">
          <table:table-cell table:style-name="Table3.A1" office:value-type="string">
            <text:p text:style-name="P34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3916259686928">
          <table:table-cell table:style-name="Table3.A1" office:value-type="string">
            <text:p text:style-name="P41"><text:span text:style-name="T20">Untuk </text:span><text:span text:style-name="T21">Penerimaan</text:span></text:p>
            <text:p text:style-name="P41"><text:span text:style-name="T16">For </text:span><text:span text:style-name="T17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26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1">▪</text:span><text:span text:style-name="T27"> </text:span><text:span text:style-name="T27"><text:text-input text:description="&lt;detail.name&gt;">DESKRIPSI</text:text-input></text:span><text:span text:style-name="T27"><text:s/></text:span><text:span text:style-name="T32"><text:text-input text:description="&lt;o.currency_id.symbol&gt;">CUR</text:text-input></text:span><text:span text:style-name="T32">. </text:span><text:span text:style-name="T27"><text:text-input text:description="&lt;formatLang(detail.amount_after_tax)&gt;">AMOUNT</text:text-input></text:span><text:span text:style-name="T27"><text:s/></text:span><text:span text:style-name="T27"><text:text-input text:description="&lt;if test=&quot;detail.move_line_id&quot;&gt;">IF MOVE LINE</text:text-input></text:span><text:span text:style-name="T30">(</text:span><text:span text:style-name="T28">Ref: </text:span><text:span text:style-name="T28"><text:text-input text:description="&lt;detail.move_line_id and detail.move_line_id.move_id.name or &quot;-&quot;&gt;">REF</text:text-input></text:span><text:span text:style-name="T28"><text:s/></text:span><text:span text:style-name="T29">Tgl. </text:span><text:span text:style-name="T29"><text:text-input text:description="&lt;time.strftime('%d-%b-%Y', time.strptime(detail.move_line_id.move_id.date, '%Y-%m-%d'))&gt;">TGL</text:text-input></text:span><text:span text:style-name="T32">) </text:span><text:span text:style-name="T32"><text:text-input text:description="&lt;/if&gt;">END IF</text:text-input></text:span></text:p>
            <text:p text:style-name="P38"><text:text-input text:description="&lt;/for&gt;">END LOOP</text:text-input></text:p>
          </table:table-cell>
        </table:table-row>
        <table:table-row table:style-name="TableLine93916259685808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59355040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2"><text:span text:style-name="T22">Dibayarkan</text:span><text:span text:style-name="T23"> Oleh</text:span></text:p>
            <text:p text:style-name="P42"><text:span text:style-name="T17">Paid</text:span><text:span text:style-name="T18"> By</text:span></text:p>
          </table:table-cell>
          <table:table-cell table:style-name="Table4.A1" office:value-type="string">
            <text:p text:style-name="P33">Menerima</text:p>
            <text:p text:style-name="P42"><text:span text:style-name="T17">Receipt</text:span><text:span text:style-name="T19"> By</text:span></text:p>
          </table:table-cell>
          <table:table-cell table:style-name="Table4.A1" office:value-type="string">
            <text:p text:style-name="P27">Mengetahui</text:p>
            <text:p text:style-name="P22"><text:span text:style-name="T25">Approved</text:span> By</text:p>
          </table:table-cell>
        </table:table-row>
        <table:table-row table:style-name="TableLine93916297671664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3916300169952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/>
          </table:table-cell>
        </table:table-row>
        <table:table-row table:style-name="TableLine93916298644160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93d53" style:font-size-asian="1.75pt" style:font-size-complex="2pt"/>
    </style:style>
    <style:style style:name="MP2" style:family="paragraph" style:parent-style-name="Standard">
      <style:text-properties officeooo:paragraph-rsid="00893d53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officeooo:paragraph-rsid="00893d53" style:font-size-asian="12pt" style:font-size-complex="12pt"/>
    </style:style>
    <style:style style:name="MP5" style:family="paragraph" style:parent-style-name="Table_20_Contents">
      <style:text-properties style:font-name="Muli" fo:font-size="12pt" officeooo:rsid="000a0675" officeooo:paragraph-rsid="00893d53" style:font-size-asian="12pt" style:font-size-complex="12pt"/>
    </style:style>
    <style:style style:name="MP6" style:family="paragraph" style:parent-style-name="Table_20_Contents">
      <style:text-properties officeooo:paragraph-rsid="0072bb18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Muli" fo:font-size="8pt" officeooo:rsid="0072bb18" style:font-size-asian="8pt" style:font-size-complex="8pt"/>
    </style:style>
    <style:style style:name="MT3" style:family="text">
      <style:text-properties style:font-name="Muli" fo:font-size="8pt" officeooo:rsid="0086fbf0" style:font-size-asian="8pt" style:font-size-complex="8pt"/>
    </style:style>
    <style:style style:name="MT4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319467856">
            <table:table-cell table:style-name="Table5.A1" office:value-type="string">
              <text:p text:style-name="MP4"><text:span text:style-name="MT1"/></text:p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82026592">
            <table:table-cell table:style-name="Table1.A1" office:value-type="string">
              <text:p text:style-name="MP6"><text:span text:style-name="MT2">Tanda Terima </text:span><text:span text:style-name="MT3">Penerima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4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42:43.280130116</dc:date>
    <meta:editing-duration>PT7H38M26S</meta:editing-duration>
    <meta:editing-cycles>125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51" meta:non-whitespace-character-count="504"/>
  </office:meta>
</office:document-meta>
</file>